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"/>
    <style:font-face style:name="AR PL UKai HK" svg:font-family="'AR PL UKai H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fo:background-color="#1e1e1e"/>
    </style:style>
    <style:style style:name="P2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3" style:family="paragraph" style:parent-style-name="Standard">
      <style:text-properties fo:color="#d4d4d4" style:font-name="Droid Sans Mono" fo:font-size="10.5pt" fo:font-weight="normal" officeooo:rsid="000bf9bc" officeooo:paragraph-rsid="000bf9bc" fo:background-color="#1e1e1e"/>
    </style:style>
    <style:style style:name="P4" style:family="paragraph" style:parent-style-name="Standard">
      <style:paragraph-properties style:line-height-at-least="0.503cm"/>
      <style:text-properties fo:color="#d4d4d4" style:font-name="AR PL UKai HK" fo:background-color="#1e1e1e" style:font-name-asian="AR PL UKai HK"/>
    </style:style>
    <style:style style:name="P5" style:family="paragraph" style:parent-style-name="Standard">
      <style:text-properties officeooo:rsid="000bf9bc" officeooo:paragraph-rsid="000bf9bc"/>
    </style:style>
    <style:style style:name="P6" style:family="paragraph" style:parent-style-name="Standard">
      <style:text-properties officeooo:rsid="000bf9bc" officeooo:paragraph-rsid="000c7a43"/>
    </style:style>
    <style:style style:name="P7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8" style:family="paragraph" style:parent-style-name="Standard">
      <style:paragraph-properties style:line-height-at-least="0.503cm"/>
      <style:text-properties fo:color="#6a9955" style:font-name="Droid Sans Mono" fo:font-size="10.5pt" fo:font-weight="normal" officeooo:paragraph-rsid="000c7a43" fo:background-color="#1e1e1e"/>
    </style:style>
    <style:style style:name="P9" style:family="paragraph" style:parent-style-name="Standard">
      <style:text-properties fo:color="#6a9955" style:font-name="Droid Sans Mono" fo:font-size="10.5pt" fo:font-weight="normal" officeooo:rsid="000bf9bc" officeooo:paragraph-rsid="000bf9bc" fo:background-color="#1e1e1e"/>
    </style:style>
    <style:style style:name="P10" style:family="paragraph" style:parent-style-name="Standard">
      <style:text-properties fo:color="#6a9955" style:font-name="Droid Sans Mono" fo:font-size="10.5pt" fo:font-weight="normal" officeooo:rsid="000bf9bc" officeooo:paragraph-rsid="000c7a43" fo:background-color="#1e1e1e"/>
    </style:style>
    <style:style style:name="P11" style:family="paragraph" style:parent-style-name="Standard">
      <style:text-properties fo:color="#6a9955" style:font-name="Droid Sans Mono" fo:font-size="10.5pt" fo:font-weight="normal" officeooo:paragraph-rsid="000bf9bc" fo:background-color="#1e1e1e"/>
    </style:style>
    <style:style style:name="P12" style:family="paragraph" style:parent-style-name="Standard">
      <style:paragraph-properties style:line-height-at-least="0.503cm"/>
      <style:text-properties fo:color="#6a9955" fo:background-color="#1e1e1e"/>
    </style:style>
    <style:style style:name="P13" style:family="paragraph" style:parent-style-name="Standard">
      <style:text-properties fo:color="#6a9955" officeooo:rsid="000bf9bc" officeooo:paragraph-rsid="000bf9bc" fo:background-color="#1e1e1e"/>
    </style:style>
    <style:style style:name="P14" style:family="paragraph" style:parent-style-name="Standard">
      <style:paragraph-properties style:line-height-at-least="0.503cm"/>
    </style:style>
    <style:style style:name="P15" style:family="paragraph" style:parent-style-name="Standard">
      <style:paragraph-properties fo:margin-top="0cm" fo:margin-bottom="0.499cm" loext:contextual-spacing="false" style:line-height-at-least="0.503cm"/>
      <style:text-properties fo:color="#d4d4d4" style:font-name="Droid Sans Mono" fo:font-size="10.5pt" fo:font-weight="normal" fo:background-color="#1e1e1e"/>
    </style:style>
    <style:style style:name="T1" style:family="text">
      <style:text-properties style:font-name="Droid Sans Mono" fo:font-size="10.5pt" fo:font-weight="normal"/>
    </style:style>
    <style:style style:name="T2" style:family="text">
      <style:text-properties style:font-name="Droid Sans Mono" fo:font-size="10.5pt" fo:font-weight="normal" style:font-name-asian="Droid Sans Mono" style:font-size-asian="10.5pt" style:font-weight-asian="normal"/>
    </style:style>
    <style:style style:name="T3" style:family="text">
      <style:text-properties style:font-name-asian="Droid Sans Mono" style:font-size-asian="10.5pt" style:font-weight-asian="normal"/>
    </style:style>
    <style:style style:name="T4" style:family="text">
      <style:text-properties fo:font-size="10.5pt" fo:font-weight="normal"/>
    </style:style>
    <style:style style:name="T5" style:family="text">
      <style:text-properties fo:font-size="10.5pt" fo:font-weight="normal" style:font-size-asian="10.5pt" style:font-weight-asian="normal"/>
    </style:style>
    <style:style style:name="T6" style:family="text">
      <style:text-properties fo:color="#569cd6"/>
    </style:style>
    <style:style style:name="T7" style:family="text">
      <style:text-properties fo:color="#569cd6" style:font-name="Droid Sans Mono" fo:font-size="10.5pt" fo:font-weight="normal"/>
    </style:style>
    <style:style style:name="T8" style:family="text">
      <style:text-properties fo:color="#569cd6" style:font-name="Droid Sans Mono" fo:font-size="10.5pt" fo:font-weight="normal" officeooo:rsid="000bf9bc"/>
    </style:style>
    <style:style style:name="T9" style:family="text">
      <style:text-properties fo:color="#569cd6" fo:font-size="10.5pt" fo:font-weight="normal"/>
    </style:style>
    <style:style style:name="T10" style:family="text">
      <style:text-properties fo:color="#569cd6" fo:font-size="10.5pt" fo:font-weight="normal" officeooo:rsid="000bf9bc"/>
    </style:style>
    <style:style style:name="T11" style:family="text">
      <style:text-properties fo:color="#6a9955"/>
    </style:style>
    <style:style style:name="T12" style:family="text">
      <style:text-properties fo:color="#6a9955" style:font-name="Droid Sans Mono" fo:font-size="10.5pt" fo:font-weight="normal"/>
    </style:style>
    <style:style style:name="T13" style:family="text">
      <style:text-properties fo:color="#6a9955" style:font-name="Droid Sans Mono" fo:font-size="10.5pt" fo:font-weight="normal" style:font-name-asian="Droid Sans Mono" style:font-size-asian="10.5pt" style:font-weight-asian="normal"/>
    </style:style>
    <style:style style:name="T14" style:family="text">
      <style:text-properties fo:color="#6a9955" style:font-name-asian="Droid Sans Mono" style:font-size-asian="10.5pt" style:font-weight-asian="normal"/>
    </style:style>
    <style:style style:name="T15" style:family="text">
      <style:text-properties fo:color="#6a9955" officeooo:rsid="000b3506" style:font-name-asian="Droid Sans Mono" style:font-size-asian="10.5pt" style:font-weight-asian="normal"/>
    </style:style>
    <style:style style:name="T16" style:family="text">
      <style:text-properties fo:color="#6a9955" fo:font-size="10.5pt" fo:font-weight="normal"/>
    </style:style>
    <style:style style:name="T17" style:family="text">
      <style:text-properties fo:color="#6a9955" fo:font-size="10.5pt" fo:font-weight="normal" style:font-size-asian="10.5pt" style:font-weight-asian="normal"/>
    </style:style>
    <style:style style:name="T18" style:family="text">
      <style:text-properties fo:color="#6a9955" style:font-size-asian="10.5pt" style:font-weight-asian="normal"/>
    </style:style>
    <style:style style:name="T19" style:family="text">
      <style:text-properties fo:color="#6a9955" officeooo:rsid="000b3506" style:font-size-asian="10.5pt" style:font-weight-asian="normal"/>
    </style:style>
    <style:style style:name="T20" style:family="text">
      <style:text-properties fo:color="#dcdcaa"/>
    </style:style>
    <style:style style:name="T21" style:family="text">
      <style:text-properties fo:color="#dcdcaa" style:font-name="Droid Sans Mono" fo:font-size="10.5pt" fo:font-weight="normal"/>
    </style:style>
    <style:style style:name="T22" style:family="text">
      <style:text-properties fo:color="#dcdcaa" style:font-name="Droid Sans Mono" fo:font-size="10.5pt" fo:font-weight="normal" style:font-name-asian="Droid Sans Mono" style:font-size-asian="10.5pt" style:font-weight-asian="normal"/>
    </style:style>
    <style:style style:name="T23" style:family="text">
      <style:text-properties fo:color="#dcdcaa" fo:font-size="10.5pt" fo:font-weight="normal" style:font-size-asian="10.5pt" style:font-weight-asian="normal"/>
    </style:style>
    <style:style style:name="T24" style:family="text">
      <style:text-properties fo:color="#b5cea8"/>
    </style:style>
    <style:style style:name="T25" style:family="text">
      <style:text-properties fo:color="#b5cea8" style:font-name="Droid Sans Mono" fo:font-size="10.5pt" fo:font-weight="normal"/>
    </style:style>
    <style:style style:name="T26" style:family="text">
      <style:text-properties fo:color="#b5cea8" style:font-name="Droid Sans Mono" fo:font-size="10.5pt" fo:font-weight="normal" style:font-name-asian="Droid Sans Mono" style:font-size-asian="10.5pt" style:font-weight-asian="normal"/>
    </style:style>
    <style:style style:name="T27" style:family="text">
      <style:text-properties fo:color="#b5cea8" fo:font-size="10.5pt" fo:font-weight="normal" style:font-size-asian="10.5pt" style:font-weight-asian="normal"/>
    </style:style>
    <style:style style:name="T28" style:family="text">
      <style:text-properties fo:color="#9cdcfe"/>
    </style:style>
    <style:style style:name="T29" style:family="text">
      <style:text-properties fo:color="#9cdcfe" style:font-name="Droid Sans Mono" fo:font-size="10.5pt" fo:font-weight="normal"/>
    </style:style>
    <style:style style:name="T30" style:family="text">
      <style:text-properties fo:color="#c586c0"/>
    </style:style>
    <style:style style:name="T31" style:family="text">
      <style:text-properties fo:color="#c586c0" style:font-name="Droid Sans Mono" fo:font-size="10.5pt" fo:font-weight="normal"/>
    </style:style>
    <style:style style:name="T32" style:family="text">
      <style:text-properties fo:color="#4ec9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9">变为二次函数的估计</text:span><text:span text:style-name="T10">：</text:span></text:p>
      <text:p text:style-name="P4"><text:span text:style-name="T9">double</text:span><text:span text:style-name="T4"> y = a*x*x + b*x + c + n;</text:span><text:span text:style-name="T16"> //</text:span><text:span text:style-name="T18">作业中的二次函数;</text:span></text:p>
      <text:p text:style-name="P4"><text:span text:style-name="T23">residual_</text:span><text:span text:style-name="T5">(</text:span><text:span text:style-name="T27">0</text:span><text:span text:style-name="T5">) = </text:span><text:span text:style-name="T23">abc</text:span><text:span text:style-name="T5">(</text:span><text:span text:style-name="T27">0</text:span><text:span text:style-name="T5">)*x_*x_ + </text:span><text:span text:style-name="T23">abc</text:span><text:span text:style-name="T5">(</text:span><text:span text:style-name="T27">1</text:span><text:span text:style-name="T5">)*x_ + </text:span><text:span text:style-name="T23">abc</text:span><text:span text:style-name="T5">(</text:span><text:span text:style-name="T27">2</text:span><text:span text:style-name="T5">) - y_;</text:span><text:span text:style-name="T17"> // </text:span><text:span text:style-name="T18">作业构建二次函数残差</text:span></text:p>
      <text:p text:style-name="P4"><text:span text:style-name="T5">jaco_abc &lt;&lt;x_ * x_,x_,</text:span><text:span text:style-name="T27">1</text:span><text:span text:style-name="T5"> ;</text:span><text:span text:style-name="T17"> //</text:span><text:span text:style-name="T18">对</text:span><text:span text:style-name="T17">a</text:span><text:span text:style-name="T18">，</text:span><text:span text:style-name="T17">b</text:span><text:span text:style-name="T18">，</text:span><text:span text:style-name="T17">c</text:span><text:span text:style-name="T18">求导 </text:span><text:span text:style-name="T19">的雅可比矩阵</text:span></text:p>
      <text:p text:style-name="P1"><text:span text:style-name="T14"/></text:p>
      <text:p text:style-name="P1"><text:span text:style-name="T14"/></text:p>
      <text:p text:style-name="Standard"/>
      <text:p text:style-name="Standard"/>
      <text:p text:style-name="Standard"/>
      <text:p text:style-name="P6"/>
      <text:p text:style-name="P6">观察可以得到原来时第三种策略</text:p>
      <text:p text:style-name="P10">double alpha = 1. - pow((2 * rho - 1), 3);</text:p>
      <text:p text:style-name="P8">// alpha = std::min(alpha, 2. / 3.);</text:p>
      <text:p text:style-name="P8">// double scaleFactor = (std::max)(1. / 3., alpha);</text:p>
      <text:p text:style-name="P8">// currentLambda_ *= scaleFactor;</text:p>
      <text:p text:style-name="P8">// ni_ = 2;</text:p>
      <text:p text:style-name="P8">// currentChi_ = tempChi;</text:p>
      <text:p text:style-name="P8">// return true;</text:p>
      <text:p text:style-name="Standard"/>
      <text:p text:style-name="Standard"/>
      <text:p text:style-name="Standard"/>
      <text:p text:style-name="P5">lammda的第二种策略：</text:p>
      <text:p text:style-name="P3"><text:span text:style-name="T6">double</text:span> <text:span text:style-name="T28">scale</text:span> = <text:span text:style-name="T24">0</text:span>;</text:p>
      <text:p text:style-name="P7">// recompute residuals after update state</text:p>
      <text:p text:style-name="P12"><text:span text:style-name="T1">// </text:span><text:span text:style-name="T3">统计所有的残差</text:span></text:p>
      <text:p text:style-name="P2"><text:span text:style-name="T6">double</text:span> <text:span text:style-name="T28">tempChi</text:span> = <text:span text:style-name="T24">0.0</text:span>;</text:p>
      <text:p text:style-name="P2"><text:span text:style-name="T30">for</text:span> (<text:span text:style-name="T6">auto</text:span> <text:span text:style-name="T28">edge</text:span>: <text:span text:style-name="T28">edges_</text:span>) {</text:p>
      <text:p text:style-name="P2"><text:span text:style-name="T28">edge</text:span>.<text:span text:style-name="T28">second</text:span><text:span text:style-name="T20">-&gt;ComputeResidual</text:span>();</text:p>
      <text:p text:style-name="P2"><text:span text:style-name="T28">tempChi</text:span> += <text:span text:style-name="T28">edge</text:span>.<text:span text:style-name="T28">second</text:span><text:span text:style-name="T20">-&gt;Chi2</text:span>();</text:p>
      <text:p text:style-name="P2">}</text:p>
      <text:p text:style-name="P15"><text:line-break/></text:p>
      <text:p text:style-name="P2"><text:span text:style-name="T6">double</text:span> <text:span text:style-name="T28">chi_</text:span> = <text:span text:style-name="T28">tempChi</text:span>-<text:span text:style-name="T28">currentChi_</text:span>;</text:p>
      <text:p text:style-name="P1"><text:span text:style-name="T7">double</text:span><text:span text:style-name="T1"> </text:span><text:span text:style-name="T29">alpha_fenzi</text:span><text:span text:style-name="T1"> = </text:span><text:span text:style-name="T29">b_</text:span><text:span text:style-name="T1">.</text:span><text:span text:style-name="T21">transpose</text:span><text:span text:style-name="T1">()</text:span><text:span text:style-name="T21">*</text:span><text:span text:style-name="T29">delta_x_</text:span><text:span text:style-name="T1">;</text:span><text:span text:style-name="T12">// //</text:span><text:span text:style-name="T14">第二种方法的</text:span><text:span text:style-name="T12">delta x</text:span></text:p>
      <text:p text:style-name="P2"><text:span text:style-name="T6">double</text:span> <text:span text:style-name="T28">alpha_fenmu</text:span> =<text:span text:style-name="T28">chi_</text:span>/<text:span text:style-name="T24">2</text:span>+<text:span text:style-name="T24">2</text:span><text:span text:style-name="T20">*</text:span><text:span text:style-name="T28">b_</text:span>.<text:span text:style-name="T20">transpose</text:span>()<text:span text:style-name="T20">*</text:span><text:span text:style-name="T28">delta_x_</text:span>;<text:span text:style-name="T11"> //shishi fu hao </text:span></text:p>
      <text:p text:style-name="P2"><text:span text:style-name="T6">double</text:span> <text:span text:style-name="T28">alpha</text:span> = <text:span text:style-name="T28">alpha_fenzi</text:span>/<text:span text:style-name="T28">alpha_fenmu</text:span>+<text:span text:style-name="T24">1e-1</text:span>;</text:p>
      <text:p text:style-name="P14"/>
      <text:p text:style-name="P1"><text:span text:style-name="T21">RollbackStates</text:span><text:span text:style-name="T1">();</text:span><text:span text:style-name="T12"> // </text:span><text:span text:style-name="T14">迭代方式改变了，回滚</text:span></text:p>
      <text:p text:style-name="P2"><text:span text:style-name="T28">delta_x_</text:span> <text:span text:style-name="T20">=</text:span> <text:span text:style-name="T28">alpha</text:span><text:span text:style-name="T20">*</text:span><text:span text:style-name="T28">delta_x_</text:span>;</text:p>
      <text:p text:style-name="P2"><text:span text:style-name="T20">UpdateStates</text:span>();<text:span text:style-name="T11"> //fengxin</text:span></text:p>
      <text:p text:style-name="P12"><text:span text:style-name="T1">//</text:span><text:span text:style-name="T3">计算新的参差指标</text:span></text:p>
      <text:p text:style-name="P2"><text:span text:style-name="T28">scale</text:span> = <text:span text:style-name="T28">delta_x_</text:span>.<text:span text:style-name="T20">transpose</text:span>() <text:span text:style-name="T20">*</text:span> (<text:span text:style-name="T28">currentLambda_</text:span> <text:span text:style-name="T20">*</text:span> <text:span text:style-name="T28">delta_x_</text:span> <text:span text:style-name="T20">+</text:span> <text:span text:style-name="T28">b_</text:span>);</text:p>
      <text:p text:style-name="P2"><text:span text:style-name="T28">scale</text:span> += <text:span text:style-name="T24">1e-3</text:span>;<text:span text:style-name="T11"> // make sure it's non-zero :)</text:span></text:p>
      <text:p text:style-name="P2"><text:span text:style-name="T28">tempChi</text:span> = <text:span text:style-name="T24">0.0</text:span>;</text:p>
      <text:p text:style-name="P2"><text:span text:style-name="T30">for</text:span> (<text:span text:style-name="T6">auto</text:span> <text:span text:style-name="T28">edge</text:span>: <text:span text:style-name="T28">edges_</text:span>) {</text:p>
      <text:p text:style-name="P2"><text:span text:style-name="T28">edge</text:span>.<text:span text:style-name="T28">second</text:span><text:span text:style-name="T20">-&gt;ComputeResidual</text:span>();</text:p>
      <text:p text:style-name="P2"><text:span text:style-name="T28">tempChi</text:span> += <text:span text:style-name="T28">edge</text:span>.<text:span text:style-name="T28">second</text:span><text:span text:style-name="T20">-&gt;Chi2</text:span>();</text:p>
      <text:p text:style-name="P2">}</text:p>
      <text:p text:style-name="P2"><text:soft-page-break/><text:span text:style-name="T28">scale</text:span> = <text:span text:style-name="T28">delta_x_</text:span>.<text:span text:style-name="T20">transpose</text:span>() <text:span text:style-name="T20">*</text:span> (<text:span text:style-name="T28">currentLambda_</text:span> <text:span text:style-name="T20">*</text:span> <text:span text:style-name="T28">delta_x_</text:span> <text:span text:style-name="T20">+</text:span> <text:span text:style-name="T28">b_</text:span>);</text:p>
      <text:p text:style-name="P2"><text:span text:style-name="T28">scale</text:span> += <text:span text:style-name="T24">1e-3</text:span>;<text:span text:style-name="T11"> // make sure it's non-zero :)</text:span></text:p>
      <text:p text:style-name="P14"/>
      <text:p text:style-name="P1"><text:span text:style-name="T7">double</text:span><text:span text:style-name="T1"> </text:span><text:span text:style-name="T29">rho</text:span><text:span text:style-name="T1"> = (</text:span><text:span text:style-name="T29">currentChi_</text:span><text:span text:style-name="T1"> - </text:span><text:span text:style-name="T29">tempChi</text:span><text:span text:style-name="T1">) / </text:span><text:span text:style-name="T29">scale</text:span><text:span text:style-name="T1">;</text:span><text:span text:style-name="T12"> //</text:span><text:span text:style-name="T14">新的</text:span><text:span text:style-name="T12">rho</text:span></text:p>
      <text:p text:style-name="P14"/>
      <text:p text:style-name="P1"><text:span text:style-name="T31">if</text:span><text:span text:style-name="T1"> (</text:span><text:span text:style-name="T29">rho</text:span><text:span text:style-name="T1"> &gt; </text:span><text:span text:style-name="T25">0</text:span><text:span text:style-name="T1"> &amp;&amp; </text:span><text:span text:style-name="T21">isfinite</text:span><text:span text:style-name="T1">(</text:span><text:span text:style-name="T29">tempChi</text:span><text:span text:style-name="T1">))</text:span><text:span text:style-name="T12"> // last step was good, </text:span><text:span text:style-name="T14">误差在下降</text:span></text:p>
      <text:p text:style-name="P2">{</text:p>
      <text:p text:style-name="P14"/>
      <text:p text:style-name="P7">// alpha = std::min(alpha, 2. / 3.);</text:p>
      <text:p text:style-name="P7">// double scaleFactor = (std::max)(1. / 3., alpha);</text:p>
      <text:p text:style-name="P2"><text:span text:style-name="T28">currentLambda_</text:span> = (<text:span text:style-name="T32">std</text:span>::<text:span text:style-name="T20">max</text:span>)(<text:span text:style-name="T28">currentLambda_</text:span>/ (<text:span text:style-name="T24">1</text:span>+<text:span text:style-name="T28">alpha</text:span>), <text:span text:style-name="T24">1e-7</text:span>);</text:p>
      <text:p text:style-name="P14"/>
      <text:p text:style-name="P2"><text:span text:style-name="T28">currentChi_</text:span> = <text:span text:style-name="T28">tempChi</text:span>;</text:p>
      <text:p text:style-name="P2"><text:span text:style-name="T30">return</text:span> <text:span text:style-name="T6">true</text:span>;</text:p>
      <text:p text:style-name="P14"/>
      <text:p text:style-name="P2">}</text:p>
      <text:p text:style-name="P2"><text:span text:style-name="T30">else</text:span> {</text:p>
      <text:p text:style-name="P2"><text:span text:style-name="T28">currentLambda_</text:span> += <text:span text:style-name="T20">abs</text:span>(<text:span text:style-name="T28">tempChi</text:span>-<text:span text:style-name="T28">currentChi_</text:span>)/(<text:span text:style-name="T24">2</text:span>*<text:span text:style-name="T28">alpha</text:span>);</text:p>
      <text:p text:style-name="P2"><text:span text:style-name="T30">return</text:span> <text:span text:style-name="T6">false</text:span>;</text:p>
      <text:p text:style-name="P2">}</text:p>
      <text:p text:style-name="P5"/>
      <text:p text:style-name="P11"/>
      <text:p text:style-name="P5"/>
      <text:p text:style-name="P5"/>
      <text:p text:style-name="P5"/>
      <text:p text:style-name="P13"><text:span text:style-name="T1">//</text:span><text:span text:style-name="T3">第一种策略：</text:span></text:p>
      <text:p text:style-name="P14"/>
      <text:p text:style-name="P12"><text:span text:style-name="T1">// </text:span><text:span text:style-name="T3">统计所有的残差</text:span></text:p>
      <text:p text:style-name="P2"><text:span text:style-name="T6">double</text:span> <text:span text:style-name="T28">tempChi</text:span> = <text:span text:style-name="T24">0.0</text:span>;</text:p>
      <text:p text:style-name="P2"><text:span text:style-name="T30">for</text:span> (<text:span text:style-name="T6">auto</text:span> <text:span text:style-name="T28">edge</text:span> : <text:span text:style-name="T28">edges_</text:span>) {</text:p>
      <text:p text:style-name="P2"><text:span text:style-name="T28">edge</text:span>.<text:span text:style-name="T28">second</text:span><text:span text:style-name="T20">-&gt;ComputeResidual</text:span>();</text:p>
      <text:p text:style-name="P2"><text:span text:style-name="T28">tempChi</text:span> += <text:span text:style-name="T28">edge</text:span>.<text:span text:style-name="T28">second</text:span><text:span text:style-name="T20">-&gt;Chi2</text:span>();</text:p>
      <text:p text:style-name="P2">}</text:p>
      <text:p text:style-name="P14"/>
      <text:p text:style-name="P2"><text:span text:style-name="T6">int</text:span> <text:span text:style-name="T28">size</text:span> = <text:span text:style-name="T28">Hessian_</text:span>.<text:span text:style-name="T20">cols</text:span>();</text:p>
      <text:p text:style-name="P2"><text:span text:style-name="T32">MatXX</text:span> <text:span text:style-name="T28">diag_JWJ</text:span>(<text:span text:style-name="T32">MatXX</text:span>::<text:span text:style-name="T20">Zero</text:span>(<text:span text:style-name="T28">size</text:span>, <text:span text:style-name="T28">size</text:span>));</text:p>
      <text:p text:style-name="P2"><text:span text:style-name="T30">for</text:span> (<text:span text:style-name="T32">ulong</text:span> <text:span text:style-name="T28">i</text:span> = <text:span text:style-name="T24">0</text:span>; <text:span text:style-name="T28">i</text:span> &lt; <text:span text:style-name="T28">size</text:span>; ++<text:span text:style-name="T28">i</text:span>) {</text:p>
      <text:p text:style-name="P2"><text:span text:style-name="T28">diag_JWJ</text:span><text:span text:style-name="T20">(</text:span><text:span text:style-name="T28">i</text:span>, <text:span text:style-name="T28">i</text:span><text:span text:style-name="T20">)</text:span> = <text:span text:style-name="T28">Hessian_</text:span><text:span text:style-name="T20">(</text:span><text:span text:style-name="T28">i</text:span>, <text:span text:style-name="T28">i</text:span><text:span text:style-name="T20">)</text:span>;<text:span text:style-name="T11"> // </text:span></text:p>
      <text:p text:style-name="P2">}</text:p>
      <text:p text:style-name="P2"><text:span text:style-name="T6">double</text:span> <text:span text:style-name="T28">scale</text:span> = <text:span text:style-name="T28">delta_x_</text:span>.<text:span text:style-name="T20">transpose</text:span>() <text:span text:style-name="T20">*</text:span> (<text:span text:style-name="T28">currentLambda_</text:span> <text:span text:style-name="T20">*</text:span> <text:span text:style-name="T28">diag_JWJ</text:span> <text:span text:style-name="T20">*</text:span> <text:span text:style-name="T28">delta_x_</text:span> <text:span text:style-name="T20">+</text:span> <text:span text:style-name="T28">b_</text:span>);</text:p>
      <text:p text:style-name="P2"><text:span text:style-name="T6">double</text:span> <text:span text:style-name="T28">rho</text:span> = (<text:span text:style-name="T28">currentChi_</text:span> - <text:span text:style-name="T28">tempChi</text:span>) / <text:span text:style-name="T28">scale</text:span>;</text:p>
      <text:p text:style-name="P7">// update currentLambda_</text:p>
      <text:p text:style-name="P2"><text:span text:style-name="T6">double</text:span> <text:span text:style-name="T28">epsilon</text:span> = <text:span text:style-name="T24">0.0</text:span>;</text:p>
      <text:p text:style-name="P2"><text:span text:style-name="T6">double</text:span> <text:span text:style-name="T28">L_down</text:span> = <text:span text:style-name="T24">9.0</text:span>;</text:p>
      <text:p text:style-name="P2"><text:span text:style-name="T6">double</text:span> <text:span text:style-name="T28">L_up</text:span> = <text:span text:style-name="T24">11.0</text:span>;</text:p>
      <text:p text:style-name="P2"><text:span text:style-name="T30">if</text:span> (<text:span text:style-name="T28">rho</text:span> &gt; <text:span text:style-name="T28">epsilon</text:span> &amp;&amp; <text:span text:style-name="T20">isfinite</text:span>(<text:span text:style-name="T28">tempChi</text:span>)) {</text:p>
      <text:p text:style-name="P2"><text:span text:style-name="T28">currentLambda_</text:span> = <text:span text:style-name="T32">std</text:span>::<text:span text:style-name="T20">max</text:span>(<text:span text:style-name="T28">currentLambda_</text:span> / <text:span text:style-name="T28">L_down</text:span>, <text:span text:style-name="T24">1e-7</text:span>);</text:p>
      <text:p text:style-name="P2"><text:span text:style-name="T28">currentChi_</text:span> = <text:span text:style-name="T28">tempChi</text:span>;</text:p>
      <text:p text:style-name="P2"><text:soft-page-break/><text:span text:style-name="T30">return</text:span> <text:span text:style-name="T6">true</text:span>;</text:p>
      <text:p text:style-name="P2">}</text:p>
      <text:p text:style-name="P2"><text:span text:style-name="T30">else</text:span> {</text:p>
      <text:p text:style-name="P2"><text:span text:style-name="T28">currentLambda_</text:span> = <text:span text:style-name="T32">std</text:span>::<text:span text:style-name="T20">min</text:span>(<text:span text:style-name="T28">currentLambda_</text:span> * <text:span text:style-name="T28">L_up</text:span>, <text:span text:style-name="T24">1e7</text:span>);</text:p>
      <text:p text:style-name="P2"><text:span text:style-name="T30">return</text:span> <text:span text:style-name="T6">false</text:span>;</text:p>
      <text:p text:style-name="P2">}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"/>
    <style:font-face style:name="AR PL UKai HK" svg:font-family="'AR PL UKai H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06T15:08:18.253202324</meta:creation-date>
    <dc:date>2022-07-06T17:23:20.173137977</dc:date>
    <meta:editing-duration>PT1H34M4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3" meta:paragraph-count="79" meta:word-count="449" meta:character-count="2259" meta:non-whitespace-character-count="1994"/>
  </office:meta>
</office:document-meta>
</file>